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wer Defense</text:p>
      <text:p text:style-name="P1"/>
      <text:p text:style-name="P2">class Tower extends Jpanel implements Runnable</text:p>
      <text:p text:style-name="P5"><text:tab/><text:span text:style-name="T1">Variables</text:span></text:p>
      <text:p text:style-name="P4"><text:tab/>int<text:tab/><text:tab/>xCoord, yCoord</text:p>
      <text:p text:style-name="P4"><text:tab/>int<text:tab/><text:tab/>damagePerShot</text:p>
      <text:p text:style-name="P4"><text:tab/>int<text:tab/><text:tab/>fireRate</text:p>
      <text:p text:style-name="P4"><text:tab/>int<text:tab/><text:tab/>range</text:p>
      <text:p text:style-name="P4"><text:tab/>int<text:tab/><text:tab/>cost</text:p>
      <text:p text:style-name="P4"><text:tab/>Attack<text:tab/><text:tab/>shot</text:p>
      <text:p text:style-name="P4"><text:tab/>boolean<text:tab/>special</text:p>
      <text:p text:style-name="P4"><text:tab/>HealthBar<text:tab/>health</text:p>
      <text:p text:style-name="P4"><text:tab/></text:p>
      <text:p text:style-name="P2"><text:tab/>class CannonTower extends Tower</text:p>
      <text:p text:style-name="P2"><text:tab/><text:tab/><text:span text:style-name="T3">damagePerShot<text:tab/>= 10</text:span></text:p>
      <text:p text:style-name="P2"><text:span text:style-name="T3"><text:tab/><text:tab/>fireRate<text:tab/><text:tab/>= 1/sec</text:span></text:p>
      <text:p text:style-name="P2"><text:span text:style-name="T3"><text:tab/><text:tab/>range<text:tab/><text:tab/><text:tab/>= 100px</text:span></text:p>
      <text:p text:style-name="P2"><text:span text:style-name="T3"><text:tab/><text:tab/>cost<text:tab/><text:tab/><text:tab/>= 100 gold</text:span></text:p>
      <text:p text:style-name="P2"><text:tab/>class ArcherTower extends Tower</text:p>
      <text:p text:style-name="P2"><text:tab/><text:tab/><text:span text:style-name="T3">damagePerShot <text:tab/>= 7</text:span></text:p>
      <text:p text:style-name="P2"><text:span text:style-name="T3"><text:tab/><text:tab/>fireRate <text:tab/><text:tab/>= 3/2sec</text:span></text:p>
      <text:p text:style-name="P2"><text:span text:style-name="T3"><text:tab/><text:tab/>range <text:tab/><text:tab/><text:tab/>= 150px</text:span></text:p>
      <text:p text:style-name="P2"><text:span text:style-name="T3"><text:tab/><text:tab/>cost<text:tab/><text:tab/><text:tab/>= 100 gold</text:span></text:p>
      <text:p text:style-name="P2"><text:tab/>class PewPewTower extends Tower</text:p>
      <text:p text:style-name="P2"><text:tab/><text:tab/><text:span text:style-name="T3">damagePerShot <text:tab/>= 3</text:span></text:p>
      <text:p text:style-name="P2"><text:span text:style-name="T3"><text:tab/><text:tab/>fireRate <text:tab/><text:tab/>= 5/sec</text:span></text:p>
      <text:p text:style-name="P2"><text:span text:style-name="T3"><text:tab/><text:tab/>range <text:tab/><text:tab/><text:tab/>= 80px</text:span></text:p>
      <text:p text:style-name="P2"><text:span text:style-name="T3"><text:tab/><text:tab/>cost<text:tab/><text:tab/><text:tab/>= 200 gold</text:span></text:p>
      <text:p text:style-name="P2"><text:tab/>class TripleTower extends Tower</text:p>
      <text:p text:style-name="P2"><text:tab/><text:tab/><text:span text:style-name="T3">special <text:tab/><text:tab/>= true (can shoot three bolts at once)</text:span></text:p>
      <text:p text:style-name="P2"><text:span text:style-name="T3"><text:tab/><text:tab/>damagePerShot <text:tab/>= 5</text:span></text:p>
      <text:p text:style-name="P2"><text:span text:style-name="T3"><text:tab/><text:tab/>fireRage <text:tab/><text:tab/>= 1/sec</text:span></text:p>
      <text:p text:style-name="P2"><text:span text:style-name="T3"><text:tab/><text:tab/>range <text:tab/><text:tab/><text:tab/>= 90px</text:span></text:p>
      <text:p text:style-name="P2"><text:span text:style-name="T3"><text:tab/><text:tab/>cost<text:tab/><text:tab/><text:tab/>= 250 gold</text:span></text:p>
      <text:p text:style-name="P2"><text:tab/>class IceTower extends Tower</text:p>
      <text:p text:style-name="P2"><text:tab/><text:tab/><text:span text:style-name="T3">special <text:tab/><text:tab/>= true (shots slow enemy by 50%)</text:span></text:p>
      <text:p text:style-name="P2"><text:span text:style-name="T3"><text:tab/><text:tab/>damagePerShot <text:tab/>= 8</text:span></text:p>
      <text:p text:style-name="P2"><text:span text:style-name="T3"><text:tab/><text:tab/>fireRage <text:tab/><text:tab/>= 1/2sec</text:span></text:p>
      <text:p text:style-name="P2"><text:span text:style-name="T3"><text:tab/><text:tab/>range <text:tab/><text:tab/><text:tab/>= 100px</text:span></text:p>
      <text:p text:style-name="P2"><text:span text:style-name="T3"><text:tab/><text:tab/>cost<text:tab/><text:tab/><text:tab/>= 250 gold</text:span></text:p>
      <text:p text:style-name="P3"/>
      <text:p text:style-name="P2">class Land extends Jpanel</text:p>
      <text:p text:style-name="P2"><text:tab/><text:span text:style-name="T1">Variables</text:span></text:p>
      <text:p text:style-name="P4"><text:tab/>int<text:tab/><text:tab/>xCoord, yCoord</text:p>
      <text:p text:style-name="P4"><text:tab/></text:p>
      <text:p text:style-name="P2"><text:tab/>class Path</text:p>
      <text:p text:style-name="P2"><text:tab/><text:tab/><text:span text:style-name="T1">Variables</text:span></text:p>
      <text:p text:style-name="P4"><text:tab/><text:tab/>boolean<text:tab/>connectionNorth, connectionSouth, connectionEast, connectionWest</text:p>
      <text:p text:style-name="P2"><text:tab/>class Obstacle</text:p>
      <text:p text:style-name="P2"><text:tab/>class Grass</text:p>
      <text:p text:style-name="P2"/>
      <text:p text:style-name="P2"><text:soft-page-break/>class MonsterFactory extends Thread</text:p>
      <text:p text:style-name="P3"><text:tab/><text:span text:style-name="T2">Variables</text:span></text:p>
      <text:p text:style-name="P4"><text:tab/>ArrayList&lt;Monster&gt;<text:tab/><text:tab/>allMonsters</text:p>
      <text:p text:style-name="P4"><text:tab/></text:p>
      <text:p text:style-name="P2">class Monster extends Jpanel implements Runnable</text:p>
      <text:p text:style-name="P2"><text:tab/><text:span text:style-name="T1">Variables</text:span></text:p>
      <text:p text:style-name="P4"><text:tab/></text:p>
      <text:p text:style-name="P4"/>
      <text:p text:style-name="P2"><text:tab/>class NormalMonster</text:p>
      <text:p text:style-name="P2"><text:tab/><text:tab/><text:span text:style-name="T3">health<text:tab/><text:tab/>= 50</text:span></text:p>
      <text:p text:style-name="P2"><text:span text:style-name="T3"><text:tab/><text:tab/>speed<text:tab/><text:tab/>= 10px/sec</text:span></text:p>
      <text:p text:style-name="P2"><text:span text:style-name="T3"><text:tab/><text:tab/>reward<text:tab/><text:tab/>= 10 gold</text:span></text:p>
      <text:p text:style-name="P2"><text:tab/>class FastMonster</text:p>
      <text:p text:style-name="P2"><text:tab/><text:tab/><text:span text:style-name="T3">health<text:tab/><text:tab/>= 40</text:span></text:p>
      <text:p text:style-name="P2"><text:span text:style-name="T3"><text:tab/><text:tab/>speed<text:tab/><text:tab/>= 30px/sec</text:span></text:p>
      <text:p text:style-name="P2"><text:span text:style-name="T3"><text:tab/><text:tab/>reward<text:tab/><text:tab/>= 20 gold</text:span></text:p>
      <text:p text:style-name="P2"><text:tab/>class BuffMonster</text:p>
      <text:p text:style-name="P2"><text:tab/><text:tab/><text:span text:style-name="T3">health<text:tab/><text:tab/>= 200</text:span></text:p>
      <text:p text:style-name="P2"><text:span text:style-name="T3"><text:tab/><text:tab/>speed<text:tab/><text:tab/>= 5px/sec</text:span></text:p>
      <text:p text:style-name="P2"><text:span text:style-name="T3"><text:tab/><text:tab/>reward<text:tab/><text:tab/>= 30 gold</text:span></text:p>
      <text:p text:style-name="P2"><text:tab/>class BossMonster</text:p>
      <text:p text:style-name="P2"><text:tab/><text:tab/><text:span text:style-name="T3">health<text:tab/><text:tab/>= 500</text:span></text:p>
      <text:p text:style-name="P2"><text:span text:style-name="T3"><text:tab/><text:tab/>speed<text:tab/><text:tab/>= 10px/sec</text:span></text:p>
      <text:p text:style-name="P2"><text:span text:style-name="T3"><text:tab/><text:tab/>reward<text:tab/><text:tab/>= 100 gold</text:span></text:p>
      <text:p text:style-name="P2"/>
      <text:p text:style-name="P2">class Gate extends Jpanel</text:p>
      <text:p text:style-name="P2"><text:tab/><text:span text:style-name="T1">Variables</text:span></text:p>
      <text:p text:style-name="P4"><text:tab/>int<text:tab/><text:tab/>xCoord, yCoord</text:p>
      <text:p text:style-name="P4"/>
      <text:p text:style-name="P2"><text:tab/>class Entrance</text:p>
      <text:p text:style-name="P2"><text:tab/><text:span text:style-name="T1">Variables</text:span></text:p>
      <text:p text:style-name="P4"><text:tab/>MonsterFactory <text:tab/><text:tab/>monsterFactory</text:p>
      <text:p text:style-name="P4"/>
      <text:p text:style-name="P2"><text:tab/>class Exit</text:p>
      <text:p text:style-name="P2"/>
      <text:p text:style-name="P2">class Attack extends Jpanel implements Runnable</text:p>
      <text:p text:style-name="P2"><text:tab/><text:span text:style-name="T1">Variables</text:span></text:p>
      <text:p text:style-name="P4"><text:tab/>Timer<text:tab/><text:tab/><text:tab/>timer</text:p>
      <text:p text:style-name="P4"><text:tab/>int<text:tab/><text:tab/><text:tab/>xCoord, yCoord</text:p>
      <text:p text:style-name="P4"><text:tab/>int<text:tab/><text:tab/><text:tab/>damage</text:p>
      <text:p text:style-name="P4"><text:tab/>Monster(?)<text:tab/><text:tab/>target</text:p>
      <text:p text:style-name="P2"/>
      <text:p text:style-name="P2">class HealthBar extends Jpanel implements Runnable</text:p>
      <text:p text:style-name="P2"><text:tab/><text:span text:style-name="T1">Variables</text:span></text:p>
      <text:p text:style-name="P7"><text:span text:style-name="T3"><text:tab/>int<text:tab/><text:tab/>maxHealth</text:span></text:p>
      <text:p text:style-name="P7"><text:span text:style-name="T3"><text:tab/>int<text:tab/><text:tab/>currHealth</text:span></text:p>
      <text:p text:style-name="P7"><text:span text:style-name="T3"><text:tab/>Object<text:tab/><text:tab/>parent</text:span></text:p>
      <text:p text:style-name="P2"/>
      <text:p text:style-name="P2">class Bank extends Thread</text:p>
      <text:p text:style-name="P2"><text:tab/><text:span text:style-name="T1">Variables</text:span></text:p>
      <text:p text:style-name="P7"><text:span text:style-name="T3"><text:tab/>int<text:tab/><text:tab/>gol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ic Dong</meta:initial-creator>
    <meta:creation-date>2014-05-16T18:37:53</meta:creation-date>
    <dc:date>2014-05-19T21:58:12</dc:date>
    <dc:creator>Eric Dong</dc:creator>
    <meta:editing-duration>PT4H54M18S</meta:editing-duration>
    <meta:editing-cycles>13</meta:editing-cycles>
    <meta:generator>OpenOffice/4.1.0$Unix OpenOffice.org_project/410m18$Build-9764</meta:generator>
    <meta:document-statistic meta:table-count="0" meta:image-count="0" meta:object-count="0" meta:page-count="2" meta:paragraph-count="92" meta:word-count="261" meta:character-count="1822"/>
  </office:meta>
</office:document-meta>
</file>